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Kép 1" text:anchor-type="as-char" svg:x="0in" svg:y="0in" svg:width="10.9308in" svg:height="6.1485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0-25T21:56:00Z</meta:creation-date>
    <dc:date>2021-10-25T22:01:00Z</dc:date>
    <meta:template xlink:href="Normal.dotm" xlink:type="simple"/>
    <meta:editing-cycles>2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